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2e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dfffb2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color="#000000" draw:fill="solid" draw:fill-color="#94bd5e" fo:min-height="0.241cm"/>
    </style:style>
    <style:style style:name="gr4" style:family="graphic" style:parent-style-name="standard">
      <style:graphic-properties draw:stroke="solid" svg:stroke-color="#000000" draw:fill="solid" draw:fill-color="#94bd5e" fo:min-height="0.529cm"/>
    </style:style>
    <style:style style:name="gr5" style:family="graphic" style:parent-style-name="standard">
      <style:graphic-properties draw:stroke="solid" svg:stroke-color="#000000" draw:fill="solid" draw:fill-color="#94bd5e" fo:min-height="0.567cm"/>
    </style:style>
    <style:style style:name="gr6" style:family="graphic" style:parent-style-name="standard">
      <style:graphic-properties draw:stroke="solid" svg:stroke-color="#000000" draw:fill="solid" draw:fill-color="#94bd5e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" draw:fill="solid" draw:fill-color="#ffcc99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width="0.05cm" svg:stroke-color="#000000" draw:marker-start-width="0.275cm" draw:marker-end-width="0.275cm" draw:fill="solid" draw:fill-color="#00bbd8" draw:textarea-vertical-align="middle" fo:min-height="1.133cm" fo:padding-top="0.15cm" fo:padding-bottom="0.15cm" fo:padding-left="0.275cm" fo:padding-right="0.275cm"/>
    </style:style>
    <style:style style:name="gr9" style:family="graphic" style:parent-style-name="standard">
      <style:graphic-properties draw:marker-end="Line_20_Arrow" draw:marker-end-width="0.2cm" draw:textarea-horizontal-align="center" draw:textarea-vertical-align="middle"/>
    </style:style>
    <style:style style:name="gr10" style:family="graphic" style:parent-style-name="standard">
      <style:graphic-properties draw:stroke="solid" svg:stroke-width="0.05cm" svg:stroke-color="#000000" draw:marker-start-width="0.275cm" draw:marker-end-width="0.275cm" draw:fill="none" draw:fill-color="#ffffff" draw:textarea-horizontal-align="left" draw:auto-grow-height="true" draw:auto-grow-width="false" fo:min-height="0.689cm" fo:min-width="5.491cm" fo:padding-top="0.15cm" fo:padding-bottom="0.15cm" fo:padding-left="0.275cm" fo:padding-right="0.275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fo:min-height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objectwithoutfill">
      <style:graphic-properties draw:marker-end="Line_20_Arrow" draw:marker-end-width="0.2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3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margin-top="0.2cm" fo:margin-bottom="0.2cm" fo:line-height="15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6" draw:layer="layout" svg:width="5.594cm" svg:height="2.04cm" svg:x="14.057cm" svg:y="9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977cm" svg:height="13.524cm" svg:x="5.45cm" svg:y="3.42cm">
          <text:p/>
          <draw:enhanced-geometry svg:viewBox="0 0 21600 21600" draw:type="rectangle" draw:enhanced-path="M 0 0 L 21600 0 21600 21600 0 21600 0 0 Z N"/>
        </draw:custom-shape>
        <draw:frame draw:style-name="gr3" draw:id="id1" draw:layer="layout" svg:width="4.573cm" svg:height="0.963cm" svg:x="6.134cm" svg:y="4.751cm">
          <draw:text-box>
            <text:p>Preprocessing</text:p>
          </draw:text-box>
        </draw:frame>
        <draw:frame draw:style-name="gr4" draw:id="id2" draw:layer="layout" svg:width="5.216cm" svg:height="0.963cm" svg:x="5.808cm" svg:y="7.509cm">
          <draw:text-box>
            <text:p>Feature Filtering</text:p>
          </draw:text-box>
        </draw:frame>
        <draw:frame draw:style-name="gr5" draw:id="id3" draw:layer="layout" svg:width="5.557cm" svg:height="0.963cm" svg:x="5.64cm" svg:y="10.179cm">
          <draw:text-box>
            <text:p>Feature Selection</text:p>
          </draw:text-box>
        </draw:frame>
        <draw:frame draw:style-name="gr6" draw:id="id4" draw:layer="layout" svg:width="4.13cm" svg:height="0.963cm" svg:x="6.35cm" svg:y="13.026cm">
          <draw:text-box>
            <text:p>Model Fitting</text:p>
          </draw:text-box>
        </draw:frame>
        <draw:frame draw:style-name="gr6" draw:id="id5" draw:layer="layout" svg:width="4.833cm" svg:height="0.963cm" svg:x="6cm" svg:y="15.729cm">
          <draw:text-box>
            <text:p>Postprocessing</text:p>
          </draw:text-box>
        </draw:frame>
        <draw:custom-shape draw:style-name="gr7" draw:text-style-name="P1" draw:layer="layout" svg:width="21.69cm" svg:height="18.265cm" svg:x="1cm" svg:y="0.999cm">
          <text:p/>
          <draw:enhanced-geometry svg:viewBox="0 0 21600 21600" draw:text-areas="0 0 21600 21600" draw:mirror-vertical="true" draw:mirror-horizontal="false" draw:type="circular-arrow" draw:modifiers="4.96349074954954 -25.0971907643464 10401.85830877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2" draw:id="id7" draw:layer="layout" svg:width="4.632cm" svg:height="1.433cm" svg:x="21.068cm" svg:y="9.947cm">
          <draw:text-box>
            <text:p text:style-name="P2"><text:span text:style-name="T1">Optimization</text:span></text:p>
          </draw:text-box>
        </draw:frame>
        <draw:connector draw:style-name="gr9" draw:text-style-name="P1" draw:layer="layout" svg:x1="8.42cm" svg:y1="5.714cm" svg:x2="8.416cm" svg:y2="7.509cm" draw:start-shape="id1" draw:start-glue-point="2" draw:end-shape="id2" svg:d="m8420 5714v898h-4v897">
          <text:p/>
        </draw:connector>
        <draw:connector draw:style-name="gr9" draw:text-style-name="P1" draw:layer="layout" svg:x1="8.416cm" svg:y1="8.472cm" svg:x2="8.418cm" svg:y2="10.179cm" draw:start-shape="id2" draw:start-glue-point="2" draw:end-shape="id3" draw:end-glue-point="0" svg:d="m8416 8472v854h2v853">
          <text:p/>
        </draw:connector>
        <draw:connector draw:style-name="gr9" draw:text-style-name="P1" draw:layer="layout" svg:x1="8.418cm" svg:y1="11.142cm" svg:x2="8.415cm" svg:y2="13.026cm" draw:start-shape="id3" draw:start-glue-point="2" draw:end-shape="id4" svg:d="m8418 11142v942h-3v942">
          <text:p/>
        </draw:connector>
        <draw:connector draw:style-name="gr9" draw:text-style-name="P1" draw:layer="layout" svg:x1="8.415cm" svg:y1="13.989cm" svg:x2="8.416cm" svg:y2="15.729cm" draw:start-shape="id4" draw:start-glue-point="2" draw:end-shape="id5" draw:end-glue-point="0" svg:d="m8415 13989v870h1v870">
          <text:p/>
        </draw:connector>
        <draw:connector draw:style-name="gr9" draw:text-style-name="P1" draw:layer="layout" draw:type="curve" svg:x1="11.197cm" svg:y1="10.66cm" svg:x2="14.057cm" svg:y2="10.664cm" draw:start-shape="id3" draw:start-glue-point="1" draw:end-shape="id6" draw:end-glue-point="6" svg:d="m11197 10660c2145 0 715 4 2860 4">
          <text:p/>
        </draw:connector>
        <draw:frame draw:style-name="gr10" draw:text-style-name="P2" draw:layer="layout" svg:width="5.98cm" svg:height="1.033cm" svg:x="5.446cm" svg:y="3.447cm">
          <draw:text-box>
            <text:p text:style-name="P2"><text:span text:style-name="T1">Learning Machine</text:span></text:p>
          </draw:text-box>
        </draw:frame>
        <draw:custom-shape draw:style-name="gr11" draw:text-style-name="P1" draw:layer="layout" svg:width="0.968cm" svg:height="0.95cm" svg:x="14.257cm" svg:y="10.179cm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9082.0912124582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svg:x1="19.651cm" svg:y1="10.664cm" svg:x2="21.068cm" svg:y2="10.663cm" draw:start-shape="id6" draw:start-glue-point="10" draw:end-shape="id7" draw:end-glue-point="3" svg:d="m19651 10664c1045 0 337-1 1417-1">
          <text:p/>
        </draw:connector>
        <draw:frame draw:style-name="gr12" draw:text-style-name="P3" draw:layer="layout" svg:width="4.115cm" svg:height="0.801cm" svg:x="15.26cm" svg:y="9.919cm">
          <draw:text-box>
            <text:p text:style-name="P3"><text:span text:style-name="T2">Hyperparameter</text:span></text:p>
          </draw:text-box>
        </draw:frame>
        <draw:line draw:style-name="gr13" draw:text-style-name="P1" draw:layer="layout" svg:x1="15.49cm" svg:y1="10.666cm" svg:x2="19.155cm" svg:y2="10.666cm">
          <text:p/>
        </draw:line>
        <draw:path draw:style-name="gr14" draw:text-style-name="P1" draw:layer="layout" svg:width="3.28cm" svg:height="2.221cm" draw:transform="rotate (3.1415926535892) translate (14.3137454371825cm 10.2660234925448cm)" svg:viewBox="0 0 3281 2222" svg:d="m3281-18310c-2225 0-3281-2222-3281-2222">
          <text:p/>
        </draw:path>
        <draw:path draw:style-name="gr14" draw:text-style-name="P1" draw:layer="layout" svg:width="4.009cm" svg:height="4.794cm" draw:transform="rotate (0.007853981633973) translate (10.716cm 5.212cm)" svg:viewBox="0 0 4010 4795" svg:d="m0 10592c3333 0 4010 4795 4010 4795">
          <text:p/>
        </draw:path>
        <draw:path draw:style-name="gr14" draw:text-style-name="P1" draw:layer="layout" svg:width="3.862cm" svg:height="2.38cm" svg:x="10.477cm" svg:y="11.139cm" svg:viewBox="0 0 3863 2381" svg:d="m0 2381c3043 0 3863-2381 3863-2381">
          <text:p/>
        </draw:path>
        <draw:path draw:style-name="gr14" draw:text-style-name="P1" draw:layer="layout" svg:width="4.009cm" svg:height="4.794cm" draw:transform="rotate (3.1415926535892) translate (14.8252688526634cm 16.2108227055368cm)" svg:viewBox="0 0 4010 4795" svg:d="m4010-32422c-3333 1-4010 4795-4010 4795">
          <text:p/>
        </draw:path>
        <draw:line draw:style-name="gr13" draw:text-style-name="P1" draw:layer="layout" svg:x1="15.301cm" svg:y1="9.807cm" svg:x2="15.301cm" svg:y2="11.522cm">
          <text:p/>
        </draw:line>
        <draw:frame draw:style-name="gr15" draw:text-style-name="P4" draw:layer="layout" svg:width="2.222cm" svg:height="0.806cm" svg:x="16.06cm" svg:y="10.717cm">
          <draw:text-box>
            <text:p text:style-name="P4"><text:span text:style-name="T2">Fe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7cm" fo:page-height="20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atharina Borg</meta:initial-creator>
    <meta:creation-date>2010-06-08T11:51:44</meta:creation-date>
    <dc:date>2010-06-08T13:29:06.58</dc:date>
    <dc:creator>Katharina Borg</dc:creator>
    <meta:editing-duration>PT00H51M24S</meta:editing-duration>
    <meta:editing-cycles>10</meta:editing-cycles>
    <meta:generator>OpenOffice.org/3.2$Win32 OpenOffice.org_project/320m12$Build-9483</meta:generator>
    <meta:document-statistic meta:object-count="25"/>
  </office:meta>
</office:document-meta>
</file>